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rsid="001d6d4b" officeooo:paragraph-rsid="001d6d4b"/>
    </style:style>
    <style:style style:name="P2" style:family="paragraph" style:parent-style-name="Text_20_body">
      <style:text-properties officeooo:rsid="001d6d4b" officeooo:paragraph-rsid="001f8494"/>
    </style:style>
    <style:style style:name="P3" style:family="paragraph" style:parent-style-name="Text_20_body">
      <style:text-properties officeooo:rsid="001e3c06" officeooo:paragraph-rsid="001e3c06"/>
    </style:style>
    <style:style style:name="P4" style:family="paragraph" style:parent-style-name="Text_20_body" style:list-style-name="L1">
      <style:text-properties officeooo:rsid="001d6d4b" officeooo:paragraph-rsid="001d6d4b"/>
    </style:style>
    <style:style style:name="P5" style:family="paragraph" style:parent-style-name="Text_20_body" style:list-style-name="L2">
      <style:text-properties officeooo:rsid="001d6d4b" officeooo:paragraph-rsid="001d6d4b"/>
    </style:style>
    <style:style style:name="P6" style:family="paragraph" style:parent-style-name="Text_20_body" style:list-style-name="L3">
      <style:text-properties officeooo:rsid="001fca59" officeooo:paragraph-rsid="001fca59"/>
    </style:style>
    <style:style style:name="P7" style:family="paragraph" style:parent-style-name="Text_20_body" style:list-style-name="L3">
      <style:text-properties fo:font-style="italic" officeooo:rsid="001f8494" officeooo:paragraph-rsid="001f8494" style:font-style-asian="italic" style:font-style-complex="italic"/>
    </style:style>
    <style:style style:name="P8" style:family="paragraph" style:parent-style-name="Text_20_body" style:list-style-name="L3">
      <style:text-properties fo:font-style="italic" officeooo:rsid="001fca59" officeooo:paragraph-rsid="001fca59" style:font-style-asian="italic" style:font-style-complex="italic"/>
    </style:style>
    <style:style style:name="P9" style:family="paragraph" style:parent-style-name="Text_20_body" style:list-style-name="L3">
      <style:text-properties fo:font-style="normal" officeooo:rsid="0021af60" officeooo:paragraph-rsid="0021af60" style:font-style-asian="normal" style:font-style-complex="normal"/>
    </style:style>
    <style:style style:name="P10" style:family="paragraph" style:parent-style-name="Text_20_body" style:list-style-name="L3">
      <style:text-properties fo:font-style="normal" officeooo:rsid="002353d4" officeooo:paragraph-rsid="002353d4" style:font-style-asian="normal" style:font-style-complex="normal"/>
    </style:style>
    <style:style style:name="P11" style:family="paragraph" style:parent-style-name="Text_20_body" style:list-style-name="L3">
      <style:text-properties officeooo:rsid="0021af60" officeooo:paragraph-rsid="0021af60"/>
    </style:style>
    <style:style style:name="P12" style:family="paragraph" style:parent-style-name="Heading_20_1">
      <style:text-properties officeooo:rsid="001f8494" officeooo:paragraph-rsid="001f8494"/>
    </style:style>
    <style:style style:name="P13" style:family="paragraph" style:parent-style-name="Heading_20_2">
      <style:text-properties officeooo:rsid="001d6d4b" officeooo:paragraph-rsid="001d6d4b"/>
    </style:style>
    <style:style style:name="P14" style:family="paragraph" style:parent-style-name="Heading_20_2">
      <style:text-properties officeooo:rsid="001d6d4b" officeooo:paragraph-rsid="001f8494"/>
    </style:style>
    <style:style style:name="P15" style:family="paragraph" style:parent-style-name="Heading_20_3">
      <style:text-properties officeooo:rsid="001e3c06" officeooo:paragraph-rsid="001e3c06"/>
    </style:style>
    <style:style style:name="T1" style:family="text">
      <style:text-properties officeooo:rsid="001dc44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2" text:outline-level="1">Rejected Ideas</text:h>
      <text:h text:style-name="P13" text:outline-level="2">Monster Movie</text:h>
      <text:p text:style-name="P1">In this game you play as some kind of large monster that is smashing up a city or whatever.</text:p>
      <text:h text:style-name="P14" text:outline-level="2">Horror Movie</text:h>
      <text:p text:style-name="P2">You are some kind of monster in a horror movie like thing. This would have to be serious (probably), so it might be more difficult.</text:p>
      <text:h text:style-name="P12" text:outline-level="1">Idea Gone With</text:h>
      <text:h text:style-name="P13" text:outline-level="2">Raid Boss</text:h>
      <text:p text:style-name="P1">In this game you play as a raid boss in some MMO. Probably an outdoor raid boss. You fight various players and try to cause infighting between players and Pks.</text:p>
      <text:p text:style-name="P1">The boss has 100,000 mana and 400,000 HP.</text:p>
      <text:p text:style-name="P1">Enemy Types:</text:p>
      <text:list xml:id="list6319351911415402741" text:style-name="L1">
        <text:list-item>
          <text:p text:style-name="P4">Warrior: Melee damage, often ends up bunched up. 12000 health.</text:p>
        </text:list-item>
        <text:list-item>
          <text:p text:style-name="P4">Mage: Fires ice bolts from a distance. 9000 health.</text:p>
        </text:list-item>
        <text:list-item>
          <text:p text:style-name="P4">Healer: Heals mages and warriors. 8000 health.</text:p>
        </text:list-item>
      </text:list>
      <text:p text:style-name="P1">Boss abilities:</text:p>
      <text:list xml:id="list8363306972750308819" text:style-name="L2">
        <text:list-item>
          <text:p text:style-name="P5">Swipe: Strikes all enemies in a 90 degree arc in front of you, dealing 2000 damage. Costs 6000 mana.</text:p>
        </text:list-item>
        <text:list-item>
          <text:p text:style-name="P5"><text:span text:style-name="T1">Drain Ember</text:span>: Drains the target's soul, dealing 3500 damage. If the target dies you regain 40,000 HP. Costs 4000 mana.</text:p>
        </text:list-item>
        <text:list-item>
          <text:p text:style-name="P5">Meteor: Calls down a meteor on the targeted position after 2 seconds, dealing 5000 damage. Costs 15,000 mana.</text:p>
        </text:list-item>
        <text:list-item>
          <text:p text:style-name="P5">Mana drain: Get 150 mana per second for every enemy within 40m of you.</text:p>
        </text:list-item>
      </text:list>
      <text:h text:style-name="P15" text:outline-level="3">Guilds</text:h>
      <text:p text:style-name="P3">There are some number of guilds in the game. Each has between 3 and 10 members.</text:p>
      <text:h text:style-name="P12" text:outline-level="1">Task List</text:h>
      <text:list xml:id="list662094190628203143" text:style-name="L3">
        <text:list-item>
          <text:p text:style-name="P7">AI/Guilds</text:p>
        </text:list-item>
        <text:list-item>
          <text:p text:style-name="P7"><text:soft-page-break/>NPCs fighting</text:p>
        </text:list-item>
        <text:list-item>
          <text:p text:style-name="P8">Names, guild names</text:p>
        </text:list-item>
        <text:list-item>
          <text:p text:style-name="P9">Win/lose</text:p>
        </text:list-item>
        <text:list-item>
          <text:p text:style-name="P10">Other mobs</text:p>
        </text:list-item>
        <text:list-item>
          <text:p text:style-name="P6">Graphics</text:p>
        </text:list-item>
        <text:list-item>
          <text:p text:style-name="P11">Better AI</text:p>
        </text:list-item>
        <text:list-item>
          <text:p text:style-name="P6">Text dialog</text:p>
        </text:list-item>
        <text:list-item>
          <text:p text:style-name="P6">Sound</text:p>
        </text:list-item>
        <text:list-item>
          <text:p text:style-name="P6">Music</text:p>
        </text:list-item>
        <text:list-item>
          <text:p text:style-name="P6">Intro screen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21T18:38:50.892000000</meta:creation-date>
    <dc:date>2015-08-22T19:09:44.419000000</dc:date>
    <meta:editing-duration>PT3H32M49S</meta:editing-duration>
    <meta:editing-cycles>6</meta:editing-cycles>
    <meta:generator>LibreOffice/4.4.5.2$Windows_x86 LibreOffice_project/a22f674fd25a3b6f45bdebf25400ed2adff0ff99</meta:generator>
    <meta:document-statistic meta:table-count="0" meta:image-count="0" meta:object-count="0" meta:page-count="2" meta:paragraph-count="32" meta:word-count="249" meta:character-count="1286" meta:non-whitespace-character-count="1087"/>
  </office:meta>
</office:document-meta>
</file>